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048cm"/>
    </style:style>
    <style:style style:name="co1" style:family="table-column">
      <style:table-column-properties fo:break-before="auto" style:column-width="2.143cm"/>
    </style:style>
    <style:style style:name="co14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5" style:family="table-column">
      <style:table-column-properties fo:break-before="auto" style:column-width="2.228cm"/>
    </style:style>
    <style:style style:name="co16" style:family="table-column">
      <style:table-column-properties fo:break-before="auto" style:column-width="1.468cm"/>
    </style:style>
    <style:style style:name="co17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7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725cm"/>
    </style:style>
    <style:style style:name="co21" style:family="table-column">
      <style:table-column-properties fo:break-before="auto" style:column-width="3.149cm"/>
    </style:style>
    <style:style style:name="co43" style:family="table-column">
      <style:table-column-properties fo:break-before="auto" style:column-width="2.805cm"/>
    </style:style>
    <style:style style:name="co35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28" style:family="table-column">
      <style:table-column-properties fo:break-before="auto" style:column-width="2.401cm"/>
    </style:style>
    <style:style style:name="co29" style:family="table-column">
      <style:table-column-properties fo:break-before="auto" style:column-width="2.99cm"/>
    </style:style>
    <style:style style:name="co30" style:family="table-column">
      <style:table-column-properties fo:break-before="auto" style:column-width="3.175cm"/>
    </style:style>
    <style:style style:name="co31" style:family="table-column">
      <style:table-column-properties fo:break-before="auto" style:column-width="3.281cm"/>
    </style:style>
    <style:style style:name="co3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884cm"/>
    </style:style>
    <style:style style:name="co34" style:family="table-column">
      <style:table-column-properties fo:break-before="auto" style:column-width="3.092cm"/>
    </style:style>
    <style:style style:name="co36" style:family="table-column">
      <style:table-column-properties fo:break-before="auto" style:column-width="2.371cm"/>
    </style:style>
    <style:style style:name="co37" style:family="table-column">
      <style:table-column-properties fo:break-before="auto" style:column-width="3.44cm"/>
    </style:style>
    <style:style style:name="co38" style:family="table-column">
      <style:table-column-properties fo:break-before="auto" style:column-width="2.903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12" style:family="table" style:master-page-name="PageStyle_5f_Nick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4" style:family="table" style:master-page-name="PageStyle_5f_Tyler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27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3" table:default-cell-style-name="Default"/>
        <table:table-column table:style-name="co1" table:default-cell-style-name="ce27"/>
        <table:table-column table:style-name="co14" table:default-cell-style-name="ce27"/>
        <table:table-column table:style-name="co11" table:default-cell-style-name="ce28"/>
        <table:table-column table:style-name="co15" table:default-cell-style-name="ce28"/>
        <table:table-column table:style-name="co16" table:default-cell-style-name="ce27"/>
        <table:table-column table:style-name="co1" table:number-columns-repeated="2" table:default-cell-style-name="ce27"/>
        <table:table-column table:style-name="co17" table:default-cell-style-name="ce27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8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57">
            <text:p>157</text:p>
          </table:table-cell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8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8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8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8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8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8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8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8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8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8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8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402">
            <text:p>1402</text:p>
          </table:table-cell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8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8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8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8" table:formula="of:=SUM([.I1:.I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575000">
            <text:p>575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356000">
            <text:p>108,356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26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6];&quot;=D&quot;)" office:value-type="float" office:value="7">
            <text:p>7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6];&quot;=G&quot;)" office:value-type="float" office:value="4">
            <text:p>4</text:p>
          </table:table-cell>
          <table:table-cell table:style-name="ce27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253"/>
        </table:table-row>
      </table:table>
      <table:table table:name="Matt's Team" table:style-name="ta5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7"/>
        <table:table-column table:style-name="co7" table:default-cell-style-name="ce27"/>
        <table:table-column table:style-name="co20" table:default-cell-style-name="ce28"/>
        <table:table-column table:style-name="co1" table:default-cell-style-name="ce28"/>
        <table:table-column table:style-name="co1" table:number-columns-repeated="3" table:default-cell-style-name="ce27"/>
        <table:table-column table:style-name="co21" table:default-cell-style-name="ce27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8" office:value-type="float" office:value="6700000">
            <text:p>6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8" office:value-type="float" office:value="900000">
            <text:p>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239">
            <text:p>1239</text:p>
          </table:table-cell>
          <table:table-cell office:value-type="string">
            <text:p>F</text:p>
          </table:table-cell>
          <table:table-cell office:value-type="string">
            <text:p>C Wilson</text:p>
          </table:table-cell>
          <table:table-cell table:style-name="ce28" office:value-type="float" office:value="2000000">
            <text:p>2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8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8"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8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8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8" office:value-type="float" office:value="6800000">
            <text:p>6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8" office:value-type="float" office:value="8250000">
            <text:p>8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634">
            <text:p>1634</text:p>
          </table:table-cell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8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8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8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572">
            <text:p>1572</text:p>
          </table:table-cell>
          <table:table-cell office:value-type="string">
            <text:p>D</text:p>
          </table:table-cell>
          <table:table-cell office:value-type="string">
            <text:p>A Larsson</text:p>
          </table:table-cell>
          <table:table-cell table:style-name="ce28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8" office:value-type="float" office:value="562000">
            <text:p>5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float" office:value="1192">
            <text:p>1192</text:p>
          </table:table-cell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8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8" table:formula="of:=SUM([.I1:.I15])" office:value-type="float" office:value="68487000">
            <text:p>68,487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6" office:value-type="string">
            <text:p>N Holden</text:p>
          </table:table-cell>
          <table:table-cell table:style-name="ce29" office:value-type="float" office:value="600000">
            <text:p>600,000.00</text:p>
          </table:table-cell>
          <table:table-cell table:style-name="ce29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4"/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D</text:p>
          </table:table-cell>
          <table:table-cell office:value-type="string">
            <text:p>A Lars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562000">
            <text:p>562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0381500">
            <text:p>110,381,5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(COUNTIF([.B1:.B26];&quot;F&quot;)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6];&quot;=D&quot;)" office:value-type="float" office:value="7">
            <text:p>7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7];&quot;=G&quot;)" office:value-type="float" office:value="4">
            <text:p>4</text:p>
          </table:table-cell>
          <table:table-cell table:style-name="ce27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253"/>
        </table:table-row>
      </table:table>
      <table:table table:name="Andrew's Team" table:style-name="ta13" table:print="false">
        <office:forms form:automatic-focus="false" form:apply-design-mode="false"/>
        <table:table-column table:style-name="co28" table:number-columns-repeated="2" table:default-cell-style-name="ce27"/>
        <table:table-column table:style-name="co29" table:default-cell-style-name="ce27"/>
        <table:table-column table:style-name="co30" table:default-cell-style-name="ce28"/>
        <table:table-column table:style-name="co1" table:number-columns-repeated="3" table:default-cell-style-name="ce27"/>
        <table:table-column table:style-name="co31" table:default-cell-style-name="ce27"/>
        <table:table-column table:style-name="co29" table:default-cell-style-name="ce28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15">
            <text:p>2015</text:p>
          </table:table-cell>
          <table:table-cell table:style-name="Default" office:value-type="string">
            <text:p>Evan's 2<text:span text:style-name="T1">nd</text:span>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7"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7">
          <table:table-cell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164">
            <text:p>1164</text:p>
          </table:table-cell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table:style-name="Default" table:number-columns-repeated="4"/>
          <table:table-cell/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8347000">
            <text:p>68,34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27" table:formula="of:=COUNTIF([.G1:.G15];&quot;=F&quot;)" office:value-type="float" office:value="9">
            <text:p>9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27" table:formula="of:=COUNTIF([.G1:.G15];&quot;=D&quot;)" office:value-type="float" office:value="4">
            <text:p>4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D</text:p>
          </table:table-cell>
          <table:table-cell office:value-type="string">
            <text:p>J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3058000">
            <text:p>103,05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27" table:formula="of:=COUNTIF([.B1:.B26];&quot;=F&quot;)" office:value-type="float" office:value="14">
            <text:p>14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27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27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27" table:formula="of:=COUNTIF([.A1:.A28];&quot;=G&quot;)" office:value-type="float" office:value="0">
            <text:p>0</text:p>
          </table:table-cell>
          <table:table-cell table:number-columns-repeated="4"/>
          <table:table-cell table:style-name="ce27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2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7"/>
        <table:table-column table:style-name="co11" table:default-cell-style-name="ce28"/>
        <table:table-column table:style-name="co1" table:default-cell-style-name="ce28"/>
        <table:table-column table:style-name="co1" table:number-columns-repeated="3" table:default-cell-style-name="ce27"/>
        <table:table-column table:style-name="co43" table:default-cell-style-name="ce28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1043">
            <text:p>1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753">
            <text:p>753</text:p>
          </table:table-cell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456">
            <text:p>456</text:p>
          </table:table-cell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1296">
            <text:p>1296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883000">
            <text:p>68,883,000.00</text:p>
          </table:table-cell>
          <table:table-cell table:number-columns-repeated="249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27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27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27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4733000">
            <text:p>124,733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26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6];&quot;=D&quot;)" office:value-type="float" office:value="7">
            <text:p>7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7];&quot;=G&quot;)" office:value-type="float" office:value="4">
            <text:p>4</text:p>
          </table:table-cell>
          <table:table-cell table:style-name="ce27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14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7"/>
        <table:table-column table:style-name="co11" table:default-cell-style-name="ce27"/>
        <table:table-column table:style-name="co33" table:default-cell-style-name="ce7"/>
        <table:table-column table:style-name="co1" table:default-cell-style-name="ce7"/>
        <table:table-column table:style-name="co1" table:default-cell-style-name="ce27"/>
        <table:table-column table:style-name="co1" table:default-cell-style-name="ce5"/>
        <table:table-column table:style-name="co34" table:default-cell-style-name="ce5"/>
        <table:table-column table:style-name="co36" table:default-cell-style-name="ce7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386">
            <text:p>386</text:p>
          </table:table-cell>
          <table:table-cell table:style-name="ce27" office:value-type="string">
            <text:p>F</text:p>
          </table:table-cell>
          <table:table-cell table:style-name="ce27" office:value-type="string">
            <text:p>L Eriksson</text:p>
          </table:table-cell>
          <table:table-cell table:style-name="ce28"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499">
            <text:p>499</text:p>
          </table:table-cell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8" office:value-type="float" office:value="2125000">
            <text:p>2,125,000.00</text:p>
          </table:table-cell>
          <table:table-cell/>
          <table:table-cell office:value-type="float" office:value="2158">
            <text:p>2158</text:p>
          </table:table-cell>
          <table:table-cell table:style-name="ce27" office:value-type="string">
            <text:p>F</text:p>
          </table:table-cell>
          <table:table-cell table:style-name="ce27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table:style-name="ce28" office:value-type="float" office:value="4250000">
            <text:p>4,250,000.00</text:p>
          </table:table-cell>
          <table:table-cell table:style-name="ce28"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12">
            <text:p>112</text:p>
          </table:table-cell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float" office:value="112">
            <text:p>1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02">
            <text:p>1302</text:p>
          </table:table-cell>
          <table:table-cell table:style-name="ce27" office:value-type="string">
            <text:p>F</text:p>
          </table:table-cell>
          <table:table-cell table:style-name="ce27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27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1342">
            <text:p>1342</text:p>
          </table:table-cell>
          <table:table-cell table:style-name="ce27" office:value-type="string">
            <text:p>D</text:p>
          </table:table-cell>
          <table:table-cell table:style-name="ce27" office:value-type="string">
            <text:p>P Subban</text:p>
          </table:table-cell>
          <table:table-cell table:style-name="ce28" office:value-type="float" office:value="9000000">
            <text:p>9,0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390">
            <text:p>1390</text:p>
          </table:table-cell>
          <table:table-cell table:style-name="ce27" office:value-type="string">
            <text:p>D</text:p>
          </table:table-cell>
          <table:table-cell table:style-name="ce27" office:value-type="string">
            <text:p>N Leddy</text:p>
          </table:table-cell>
          <table:table-cell table:style-name="ce28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250">
            <text:p>25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Fisher</text:p>
          </table:table-cell>
          <table:table-cell table:style-name="Default" office:value-type="float" office:value="4200000">
            <text:p>42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table:style-name="ce30"/>
          <table:table-cell office:value-type="string">
            <text:p>Salary:</text:p>
          </table:table-cell>
          <table:table-cell table:formula="of:=SUM([.I1:.I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30"/>
          <table:table-cell office:value-type="string">
            <text:p>#Forwards:</text:p>
          </table:table-cell>
          <table:table-cell table:style-name="ce27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27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8" office:value-type="float" office:value="7857000">
            <text:p>7,857,000.00</text:p>
          </table:table-cell>
          <table:table-cell table:style-name="ce28"/>
          <table:table-cell/>
          <table:table-cell table:style-name="ce30"/>
          <table:table-cell office:value-type="string">
            <text:p>#Defence:</text:p>
          </table:table-cell>
          <table:table-cell table:style-name="ce27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"/>
          <table:table-cell table:style-name="ce30"/>
          <table:table-cell office:value-type="string">
            <text:p>#Goalies: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 table:number-columns-repeated="2"/>
          <table:table-cell table:style-name="ce27" table:number-columns-repeated="3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8" office:value-type="float" office:value="2700000">
            <text:p>2,700,000.00</text:p>
          </table:table-cell>
          <table:table-cell table:style-name="ce28"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8" office:value-type="float" office:value="4000000">
            <text:p>4,0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ce27" table:number-columns-repeated="3"/>
          <table:table-cell table:number-columns-repeated="249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 table:style-name="ce28"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8" office:value-type="float" office:value="4500000">
            <text:p>4,500,000.00</text:p>
          </table:table-cell>
          <table:table-cell table:style-name="ce28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8" table:formula="of:=SUM([.D1:.D22])" office:value-type="float" office:value="88149000">
            <text:p>88,149,000.00</text:p>
          </table:table-cell>
          <table:table-cell table:style-name="ce27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23];&quot;=F&quot;)" office:value-type="float" office:value="15">
            <text:p>15</text:p>
          </table:table-cell>
          <table:table-cell table:style-name="ce27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7];&quot;=D&quot;)" office:value-type="float" office:value="8">
            <text:p>8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7];&quot;=G&quot;)" office:value-type="float" office:value="4">
            <text:p>4</text:p>
          </table:table-cell>
          <table:table-cell table:style-name="ce27"/>
          <table:table-cell/>
          <table:table-cell table:style-name="ce27" table:number-columns-repeated="2"/>
          <table:table-cell table:number-columns-repeated="250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</table:table>
      <table:table table:name="Evan's Team" table:style-name="ta15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7"/>
        <table:table-column table:style-name="co37" table:default-cell-style-name="ce27"/>
        <table:table-column table:style-name="co38" table:default-cell-style-name="ce28"/>
        <table:table-column table:style-name="co1" table:default-cell-style-name="ce28"/>
        <table:table-column table:style-name="co1" table:number-columns-repeated="3" table:default-cell-style-name="ce27"/>
        <table:table-column table:style-name="co19" table:default-cell-style-name="ce28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table:style-name="ce27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831">
            <text:p>831</text:p>
          </table:table-cell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7th</text:p>
          </table:table-cell>
          <table:table-cell table:number-columns-repeated="246"/>
        </table:table-row>
        <table:table-row table:style-name="ro1">
          <table:table-cell table:style-name="ce27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float" office:value="606">
            <text:p>606</text:p>
          </table:table-cell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 table:style-name="ce7"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49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685">
            <text:p>685</text:p>
          </table:table-cell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7<text:span text:style-name="T1">th</text:span></text:p>
          </table:table-cell>
          <table:table-cell table:number-columns-repeated="246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table:style-name="ce27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61231000">
            <text:p>61,231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27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27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27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style-name="ce27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470000">
            <text:p>113,470,000.00</text:p>
          </table:table-cell>
          <table:table-cell table:style-name="ce27"/>
          <table:table-cell/>
          <table:table-cell table:style-name="Default" table:number-columns-repeated="2"/>
          <table:table-cell table:style-name="ce27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29];&quot;=F&quot;)" office:value-type="float" office:value="16">
            <text:p>16</text:p>
          </table:table-cell>
          <table:table-cell table:style-name="ce27"/>
          <table:table-cell table:number-columns-repeated="3"/>
          <table:table-cell table:style-name="ce27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9];&quot;=D&quot;)" office:value-type="float" office:value="7">
            <text:p>7</text:p>
          </table:table-cell>
          <table:table-cell table:style-name="ce27"/>
          <table:table-cell table:number-columns-repeated="3"/>
          <table:table-cell table:style-name="ce27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9];&quot;=G&quot;)" office:value-type="float" office:value="4">
            <text:p>4</text:p>
          </table:table-cell>
          <table:table-cell table:style-name="ce27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7"/>
        <table:table-column table:style-name="co43" table:default-cell-style-name="ce28"/>
        <table:table-column table:style-name="co1" table:default-cell-style-name="ce28"/>
        <table:table-column table:style-name="co1" table:number-columns-repeated="3" table:default-cell-style-name="ce27"/>
        <table:table-column table:style-name="co35" table:default-cell-style-name="ce28"/>
        <table:table-column table:style-name="co1" table:number-columns-repeated="14" table:default-cell-style-name="ce27"/>
        <table:table-column table:style-name="co5" table:number-columns-repeated="235" table:default-cell-style-name="Default"/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Default" office:value-type="float" office:value="2015">
            <text:p>2015</text:p>
          </table:table-cell>
          <table:table-cell table:style-name="Default" office:value-type="string">
            <text:p>Matt's 1<text:span text:style-name="T1">st</text:span>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6th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7th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6th</text:p>
          </table:table-cell>
          <table:table-cell table:number-columns-repeated="245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's 7th</text:p>
          </table:table-cell>
          <table:table-cell table:number-columns-repeated="245"/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66587333">
            <text:p>66,587,333.00</text:p>
          </table:table-cell>
          <table:table-cell table:number-columns-repeated="249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3"/>
          <table:table-cell office:value-type="string">
            <text:p>Forwards</text:p>
          </table:table-cell>
          <table:table-cell table:style-name="ce27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27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54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5411333">
            <text:p>95,411,333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28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8];&quot;=D&quot;)" office:value-type="float" office:value="7">
            <text:p>7</text:p>
          </table:table-cell>
          <table:table-cell table:style-name="ce27"/>
          <table:table-cell table:number-columns-repeated="3"/>
          <table:table-cell table:style-name="ce27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8];&quot;=G&quot;)" office:value-type="float" office:value="4">
            <text:p>4</text:p>
          </table:table-cell>
          <table:table-cell table:style-name="ce27"/>
          <table:table-cell table:number-columns-repeated="3"/>
          <table:table-cell table:style-name="ce27"/>
          <table:table-cell table:number-columns-repeated="249"/>
        </table:table-row>
      </table:table>
      <table:table table:name="Sam's Team" table:style-name="ta16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7"/>
        <table:table-column table:style-name="co5" table:default-cell-style-name="ce27"/>
        <table:table-column table:style-name="co35" table:default-cell-style-name="ce28"/>
        <table:table-column table:style-name="co1" table:default-cell-style-name="ce28"/>
        <table:table-column table:style-name="co1" table:number-columns-repeated="2" table:default-cell-style-name="ce27"/>
        <table:table-column table:style-name="co39" table:default-cell-style-name="ce27"/>
        <table:table-column table:style-name="co40" table:default-cell-style-name="ce27"/>
        <table:table-column table:style-name="co1" table:number-columns-repeated="14" table:default-cell-style-name="ce27"/>
        <table:table-column table:style-name="co5" table:number-columns-repeated="235" table:default-cell-style-name="Default"/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8" office:value-type="float" office:value="5100000">
            <text:p>5,100,000.00</text:p>
          </table:table-cell>
          <table:table-cell table:number-columns-repeated="2"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5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8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8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8" office:value-type="float" office:value="1167000">
            <text:p>1,167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8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6300000">
            <text:p>6,300,000.00</text:p>
          </table:table-cell>
          <table:table-cell/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8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8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float" office:value="705">
            <text:p>705</text:p>
          </table:table-cell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8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8" office:value-type="float" office:value="1461000">
            <text:p>1,461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8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8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table:number-columns-repeated="5"/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8" office:value-type="float" office:value="2600000">
            <text:p>2,6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8" office:value-type="float" office:value="4833000">
            <text:p>4,83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8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8" office:value-type="float" office:value="6500000">
            <text:p>6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F</text:p>
          </table:table-cell>
          <table:table-cell office:value-type="string">
            <text:p>D Brassard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8" office:value-type="float" office:value="378000">
            <text:p>378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8" table:formula="of:=SUM([.I1:.I15])" office:value-type="float" office:value="54818000">
            <text:p>54,818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7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4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6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 table:style-name="ce27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9285000">
            <text:p>99,285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43];&quot;=F&quot;)" office:value-type="float" office:value="14">
            <text:p>14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43];&quot;=D&quot;)" office:value-type="float" office:value="6">
            <text:p>6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43];&quot;=G&quot;)" office:value-type="float" office:value="4">
            <text:p>4</text:p>
          </table:table-cell>
          <table:table-cell table:style-name="ce27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2015-09-21</text:date>, <text:time>20:3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9-21T20:31:28</dc:date>
    <dc:creator>Ben Miller</dc:creator>
    <meta:editing-duration>P75DT8H56M32S</meta:editing-duration>
    <meta:editing-cycles>171</meta:editing-cycles>
    <meta:document-statistic meta:table-count="10" meta:cell-count="2366" meta:object-count="0"/>
    <meta:user-defined meta:name=""/>
  </office:meta>
</office:document-meta>
</file>